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Ultrafine_20_Dashed" draw:marker-start="Short_20_line_20_Arrow" draw:marker-start-width="0.3cm"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3cm" svg:height="2cm" svg:x="3cm" svg:y="4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cm" svg:height="2cm" svg:x="10cm" svg:y="4cm">
          <text:p text:style-name="P1">accepto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cm" svg:height="2cm" svg:x="13cm" svg:y="9cm">
          <text:p text:style-name="P1">socket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cm" svg:height="2cm" svg:x="6cm" svg:y="9cm">
          <text:p text:style-name="P1">con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cm" svg:y1="5cm" svg:x2="10cm" svg:y2="5cm" draw:start-shape="id1" draw:start-glue-point="1" draw:end-shape="id2" draw:end-glue-point="3" svg:d="m6000 5000h4000">
          <text:p text:style-name="P1">bind</text:p>
        </draw:connector>
        <draw:connector draw:style-name="gr2" draw:text-style-name="P1" draw:layer="layout" draw:type="line" svg:x1="11.5cm" svg:y1="6cm" svg:x2="14.5cm" svg:y2="9cm" draw:start-shape="id2" draw:start-glue-point="2" draw:end-shape="id3" draw:end-glue-point="0" svg:d="m11500 6000 3000 3000">
          <text:p text:style-name="P1">accept</text:p>
        </draw:connector>
        <draw:connector draw:style-name="gr2" draw:text-style-name="P1" draw:layer="layout" draw:type="line" svg:x1="11.5cm" svg:y1="6cm" svg:x2="7.5cm" svg:y2="9cm" draw:start-shape="id2" draw:start-glue-point="2" draw:end-shape="id4" draw:end-glue-point="0" svg:d="m11500 6000-4000 3000">
          <text:p text:style-name="P1">login</text:p>
        </draw:connector>
        <draw:connector draw:style-name="gr3" draw:text-style-name="P1" draw:layer="layout" draw:type="line" svg:x1="9cm" svg:y1="10cm" svg:x2="13cm" svg:y2="10cm" draw:start-shape="id4" draw:start-glue-point="1" draw:end-shape="id3" draw:end-glue-point="3" svg:d="m9000 10000h4000">
          <text:p text:style-name="P1">message</text:p>
        </draw:connector>
        <draw:connector draw:style-name="gr3" draw:text-style-name="P1" draw:layer="layout" draw:type="line" svg:x1="4.5cm" svg:y1="6cm" svg:x2="6cm" svg:y2="10cm" draw:start-shape="id1" draw:start-glue-point="2" draw:end-shape="id4" draw:end-glue-point="3" svg:d="m4500 6000 1500 4000">
          <text:p text:style-name="P1">messag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 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01T14:52:33</meta:creation-date>
    <dc:date>2014-03-01T15:00:34</dc:date>
    <meta:editing-duration>PT4M27S</meta:editing-duration>
    <meta:editing-cycles>2</meta:editing-cycles>
    <meta:generator>LibreOffice/3.6$Linux_X86_64 LibreOffice_project/360m1$Build-2</meta:generator>
    <meta:document-statistic meta:object-count="9"/>
  </office:meta>
</office:document-meta>
</file>